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 Black" fo:font-weight="normal" style:font-weight-asian="normal" style:font-weight-complex="normal"/>
    </style:style>
    <style:style style:name="P2" style:family="paragraph" style:parent-style-name="Standard">
      <style:text-properties officeooo:rsid="001e67da" officeooo:paragraph-rsid="001e67da"/>
    </style:style>
    <style:style style:name="P3" style:family="paragraph" style:parent-style-name="Standard">
      <style:text-properties style:font-name="Arial" officeooo:rsid="001e67da" officeooo:paragraph-rsid="001e67da"/>
    </style:style>
    <style:style style:name="P4" style:family="paragraph" style:parent-style-name="Standard">
      <style:text-properties style:font-name="Arial" officeooo:rsid="00201e8b" officeooo:paragraph-rsid="00201e8b"/>
    </style:style>
    <style:style style:name="T1" style:family="text">
      <style:text-properties style:font-name="Arial"/>
    </style:style>
    <style:style style:name="T2" style:family="text">
      <style:text-properties fo:color="#55308d" loext:opacity="100%" style:font-name="Arial"/>
    </style:style>
    <style:style style:name="T3" style:family="text">
      <style:text-properties officeooo:rsid="0021c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uego de plataformas 2D con Unity</text:h>
      <text:p text:style-name="P3"/>
      <text:p text:style-name="P3">Alumno: Kevin Zamora Amela</text:p>
      <text:p text:style-name="P3"/>
      <text:p text:style-name="P4">Asignatura: Programación multimedia y dispositivos móviles</text:p>
      <text:p text:style-name="P4"/>
      <text:p text:style-name="P4">Curso: 2º de DAM <text:span text:style-name="T3">(o Desarrollo de Aplicaciones Multiplataforma)</text:span></text:p>
      <text:p text:style-name="P3"/>
      <text:p text:style-name="P2"><text:span text:style-name="T1">Enlace a Youtube: </text:span><text:a xlink:type="simple" xlink:href="https://youtu.be/W4BOJfJhCuY" text:style-name="Internet_20_link" text:visited-style-name="Visited_20_Internet_20_Link">https://youtu.be/W4BOJfJhCuY</text:a><text:span text:style-name="T2"> </text:span></text:p>
      <text:p text:style-name="P3"/>
      <text:p text:style-name="P2"><text:span text:style-name="T1">Enlace a Github: </text:span><text:a xlink:type="simple" xlink:href="https://github.com/kevinzamoraa/2oDAM-1T_PMDM-Videojuego_con_Unity/" text:style-name="Internet_20_link" text:visited-style-name="Visited_20_Internet_20_Link">https://github.com/kevinzamoraa/2oDAM-1T_PMDM-Videojuego_con_Unity/</text:a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1:10:58.382371592</meta:creation-date>
    <dc:date>2024-11-09T21:16:18.022885452</dc:date>
    <meta:editing-duration>PT5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3" meta:character-count="312" meta:non-whitespace-character-count="283"/>
  </office:meta>
</office:document-meta>
</file>